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2E000005208BA3C85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9.42cm" svg:height="21.001cm" draw:z-index="0"><draw:image xlink:href="Pictures/100000000000072E000005208BA3C85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31:49.225000000</meta:creation-date>
    <dc:date>2015-07-30T11:35:36.185000000</dc:date>
    <meta:editing-duration>PT3M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